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2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style:font-size-asian="10pt" style:font-size-complex="10pt"/>
    </style:style>
    <style:style style:name="P3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fo:color="#000000" style:font-name="Liberation Serif" fo:font-size="10pt" fo:font-weight="normal" officeooo:rsid="000693e7" officeooo:paragraph-rsid="000693e7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fo:font-size="10pt" officeooo:paragraph-rsid="000a55de" style:font-size-asian="10pt" style:font-size-complex="10pt"/>
    </style:style>
    <style:style style:name="P6" style:family="paragraph" style:parent-style-name="Text_20_body">
      <style:paragraph-properties fo:line-height="100%" fo:text-align="justify" style:justify-single-word="false"/>
      <style:text-properties fo:font-size="10pt" officeooo:paragraph-rsid="00052cd0" style:font-size-asian="10pt" style:font-size-complex="10pt"/>
    </style:style>
    <style:style style:name="P7" style:family="paragraph" style:parent-style-name="Text_20_body">
      <style:paragraph-properties fo:line-height="100%" fo:text-align="justify" style:justify-single-word="false"/>
      <style:text-properties fo:font-size="10pt" officeooo:rsid="00106235" officeooo:paragraph-rsid="00106235" style:font-size-asian="10pt" style:font-size-complex="10pt"/>
    </style:style>
    <style:style style:name="P8" style:family="paragraph" style:parent-style-name="Text_20_body">
      <style:paragraph-properties fo:line-height="100%" fo:text-align="justify" style:justify-single-word="false"/>
      <style:text-properties fo:font-size="10pt" officeooo:rsid="00106235" officeooo:paragraph-rsid="001252dd" style:font-size-asian="10pt" style:font-size-complex="10pt"/>
    </style:style>
    <style:style style:name="P9" style:family="paragraph" style:parent-style-name="Text_20_body">
      <style:paragraph-properties fo:line-height="100%" fo:text-align="justify" style:justify-single-word="false"/>
      <style:text-properties fo:font-size="10pt" officeooo:rsid="00106235" officeooo:paragraph-rsid="0012f704" style:font-size-asian="10pt" style:font-size-complex="10pt"/>
    </style:style>
    <style:style style:name="P10" style:family="paragraph" style:parent-style-name="Text_20_body">
      <style:paragraph-properties fo:line-height="100%" fo:text-align="justify" style:justify-single-word="false"/>
      <style:text-properties fo:font-size="10pt" officeooo:rsid="00106235" officeooo:paragraph-rsid="0013956d" style:font-size-asian="10pt" style:font-size-complex="10pt"/>
    </style:style>
    <style:style style:name="P11" style:family="paragraph" style:parent-style-name="Text_20_body">
      <style:paragraph-properties fo:line-height="100%" fo:text-align="justify" style:justify-single-word="false"/>
      <style:text-properties fo:font-size="10pt" officeooo:rsid="001252dd" officeooo:paragraph-rsid="00106235" style:font-size-asian="10pt" style:font-size-complex="10pt"/>
    </style:style>
    <style:style style:name="P12" style:family="paragraph" style:parent-style-name="Text_20_body">
      <style:paragraph-properties fo:line-height="100%" fo:text-align="justify" style:justify-single-word="false"/>
      <style:text-properties fo:font-size="10pt" officeooo:rsid="001252dd" officeooo:paragraph-rsid="0013956d" style:font-size-asian="10pt" style:font-size-complex="10pt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Liberation Serif" fo:font-size="10pt" fo:font-weight="normal" officeooo:rsid="00052cd0" officeooo:paragraph-rsid="000885b5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Liberation Serif" fo:font-size="10pt" fo:font-weight="normal" officeooo:rsid="00052cd0" officeooo:paragraph-rsid="000ad5c4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Liberation Serif" fo:font-size="10pt" officeooo:rsid="00052cd0" officeooo:paragraph-rsid="00052cd0" style:font-size-asian="10pt" style:font-size-complex="10pt"/>
    </style:style>
    <style:style style:name="P16" style:family="paragraph" style:parent-style-name="Text_20_body">
      <style:paragraph-properties fo:line-height="100%" fo:text-align="justify" style:justify-single-word="false"/>
      <style:text-properties officeooo:paragraph-rsid="00106235"/>
    </style:style>
    <style:style style:name="P17" style:family="paragraph" style:parent-style-name="Text_20_body" style:list-style-name="L3">
      <style:paragraph-properties fo:line-height="100%" fo:text-align="justify" style:justify-single-word="false"/>
      <style:text-properties officeooo:paragraph-rsid="00106235"/>
    </style:style>
    <style:style style:name="P18" style:family="paragraph" style:parent-style-name="Text_20_body" style:list-style-name="L4">
      <style:paragraph-properties fo:line-height="100%" fo:text-align="justify" style:justify-single-word="false"/>
      <style:text-properties officeooo:paragraph-rsid="001252dd"/>
    </style:style>
    <style:style style:name="P19" style:family="paragraph" style:parent-style-name="Heading_20_1">
      <style:paragraph-properties fo:line-height="100%" fo:text-align="justify" style:justify-single-word="false"/>
      <style:text-properties fo:color="#000000" style:font-name="Liberation Serif" fo:font-size="10pt" officeooo:rsid="000a55de" officeooo:paragraph-rsid="000a55de" style:font-size-asian="10pt" style:font-size-complex="10pt"/>
    </style:style>
    <style:style style:name="P20" style:family="paragraph" style:parent-style-name="Heading_20_1">
      <style:paragraph-properties fo:line-height="100%" fo:text-align="justify" style:justify-single-word="false"/>
      <style:text-properties fo:color="#000000" style:font-name="Liberation Serif" fo:font-size="10pt" style:font-size-asian="10pt" style:font-size-complex="10pt"/>
    </style:style>
    <style:style style:name="P21" style:family="paragraph" style:parent-style-name="Title">
      <style:paragraph-properties fo:line-height="100%" fo:text-align="justify" style:justify-single-word="false"/>
      <style:text-properties style:font-name="Liberation Serif" fo:font-size="10pt" style:font-size-asian="10pt" style:font-size-complex="10pt"/>
    </style:style>
    <style:style style:name="T1" style:family="text">
      <style:text-properties fo:color="#000000" officeooo:rsid="000693e7"/>
    </style:style>
    <style:style style:name="T2" style:family="text">
      <style:text-properties fo:color="#000000" officeooo:rsid="000885b5"/>
    </style:style>
    <style:style style:name="T3" style:family="text">
      <style:text-properties fo:color="#000000" style:font-name="Liberation Serif" fo:font-size="10pt" fo:font-weight="bold" officeooo:rsid="000f2d88" style:font-size-asian="10pt" style:font-size-complex="10pt"/>
    </style:style>
    <style:style style:name="T4" style:family="text">
      <style:text-properties fo:color="#000000" style:font-name="Liberation Serif" fo:font-size="10pt" fo:font-weight="normal" officeooo:rsid="000f2d88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Serif" fo:font-size="10pt" fo:font-weight="normal" officeooo:rsid="0010623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Serif" fo:font-size="10pt" fo:font-weight="normal" officeooo:rsid="0012f704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Serif" fo:font-weight="normal" officeooo:rsid="000693e7" style:font-weight-asian="normal" style:font-weight-complex="normal"/>
    </style:style>
    <style:style style:name="T8" style:family="text">
      <style:text-properties fo:color="#000000" style:font-name="Liberation Serif" fo:font-weight="normal" officeooo:rsid="000a55de" style:font-weight-asian="normal" style:font-weight-complex="normal"/>
    </style:style>
    <style:style style:name="T9" style:family="text">
      <style:text-properties fo:color="#000000" officeooo:rsid="000a55de"/>
    </style:style>
    <style:style style:name="T10" style:family="text">
      <style:text-properties fo:color="#000000" officeooo:rsid="000ad5c4"/>
    </style:style>
    <style:style style:name="T11" style:family="text">
      <style:text-properties fo:color="#000000" officeooo:rsid="000cca30"/>
    </style:style>
    <style:style style:name="T12" style:family="text">
      <style:text-properties fo:color="#000000" officeooo:rsid="00106235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0pt" officeooo:rsid="00106235" style:font-size-asian="10pt" style:font-size-complex="10pt"/>
    </style:style>
    <style:style style:name="T15" style:family="text">
      <style:text-properties style:font-name="Liberation Serif" fo:font-size="10pt" officeooo:rsid="001252dd" style:font-size-asian="10pt" style:font-size-complex="10pt"/>
    </style:style>
    <style:style style:name="T16" style:family="text">
      <style:text-properties style:font-name="Liberation Serif" officeooo:rsid="000a55de"/>
    </style:style>
    <style:style style:name="T17" style:family="text">
      <style:text-properties style:font-name="Liberation Serif" officeooo:rsid="001252dd"/>
    </style:style>
    <style:style style:name="T18" style:family="text">
      <style:text-properties style:font-name="Liberation Serif" fo:font-weight="bold" officeooo:rsid="00052cd0" style:font-weight-asian="bold" style:font-weight-complex="bold"/>
    </style:style>
    <style:style style:name="T19" style:family="text">
      <style:text-properties style:font-name="Liberation Serif" officeooo:rsid="0012f704"/>
    </style:style>
    <style:style style:name="T20" style:family="text">
      <style:text-properties style:font-name="Liberation Serif" officeooo:rsid="0013956d"/>
    </style:style>
    <style:style style:name="T21" style:family="text">
      <style:text-properties fo:font-variant="normal" fo:text-transform="none" fo:color="#000000" style:font-name="Liberation Serif" fo:font-weight="normal" officeooo:rsid="000a55de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font-weight="normal" officeooo:rsid="000693e7" style:font-weight-asian="normal" style:font-weight-complex="normal"/>
    </style:style>
    <style:style style:name="T23" style:family="text">
      <style:text-properties officeooo:rsid="001252dd"/>
    </style:style>
    <style:style style:name="T24" style:family="text">
      <style:text-properties officeooo:rsid="0012f7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STL</text:p>
      <text:h text:style-name="P19" text:outline-level="1">Liberation Serif</text:h>
      <text:h text:style-name="P20" text:outline-level="1">Task: MTV Define Domain Scope</text:h>
      <text:p text:style-name="P2"/>
      <text:p text:style-name="P3">Outlining Domain Synopsis  </text:p>
      <text:p text:style-name="P13"><text:span text:style-name="T10">Team Agent of m</text:span><text:span text:style-name="T1">ulti-</text:span><text:span text:style-name="T10">a</text:span><text:span text:style-name="T1">gent Programming Context </text:span><text:span text:style-name="T2">(</text:span><text:span text:style-name="T10">T</text:span><text:span text:style-name="T2">APC)</text:span><text:span text:style-name="T1"> </text:span><text:span text:style-name="T2">est un système d’intelligence coopérative qui a pour objective de gagner </text:span><text:span text:style-name="T9">le </text:span><text:span text:style-name="T2">plus </text:span><text:span text:style-name="T9">d'</text:span><text:span text:style-name="T2">argent possible en réalisant </text:span><text:span text:style-name="T11">des</text:span><text:span text:style-name="T2"> tâche</text:span><text:span text:style-name="T11">s</text:span><text:span text:style-name="T2"> </text:span><text:span text:style-name="T12">parmi</text:span><text:span text:style-name="T2"> acquisition, assemblage et transportation des marchandises.</text:span></text:p>
      <text:p text:style-name="P15"/>
      <text:p text:style-name="P6"><text:span text:style-name="T18">Refining Domain Synopsis</text:span></text:p>
      <text:p text:style-name="P16"><text:span text:style-name="T3">Multi-Agent Programming Context : </text:span><text:span text:style-name="T5">est une compétition </text:span><text:span text:style-name="T6">de plusieurs matchs qui sont une séquence de simulation durant les quels plusieurs </text:span><text:span text:style-name="T5">équipe</text:span><text:span text:style-name="T6">s s'affrontent pour gagner le maximum d'argent</text:span><text:span text:style-name="T5">, une équipe est constituer de plusieurs agents, est chaque agent est affecté à un rôle parmi </text:span><text:span text:style-name="T6">4 (car, drone, motorcycle, truck).</text:span><text:span text:style-name="T4"> </text:span><text:span text:style-name="T14">Chacun de ces rôle se différent par les valeur de leurs attributs :</text:span></text:p>
      <text:list xml:id="list2772788671635206609" text:style-name="L3">
        <text:list-item>
          <text:p text:style-name="P17"><text:span text:style-name="T15">S</text:span><text:span text:style-name="T14">eep</text:span></text:p>
        </text:list-item>
        <text:list-item>
          <text:p text:style-name="P17"><text:span text:style-name="T14"><text:s/></text:span><text:span text:style-name="T15">R</text:span><text:span text:style-name="T14">outes</text:span></text:p>
        </text:list-item>
        <text:list-item>
          <text:p text:style-name="P17"><text:span text:style-name="T15">B</text:span><text:span text:style-name="T14">attery capacity</text:span></text:p>
        </text:list-item>
        <text:list-item>
          <text:p text:style-name="P17"><text:span text:style-name="T14"><text:s/></text:span><text:span text:style-name="T15">L</text:span><text:span text:style-name="T14">oad capacity</text:span></text:p>
        </text:list-item>
        <text:list-item>
          <text:p text:style-name="P17"><text:span text:style-name="T15">T</text:span><text:span text:style-name="T14">ools </text:span></text:p>
        </text:list-item>
      </text:list>
      <text:p text:style-name="P10"><text:span text:style-name="T13">L'équipe gagne le tournoi en ayant un score qui dépasse un certain seuil. le score est attribuer en fonction </text:span><text:span text:style-name="T17">du</text:span><text:span text:style-name="T13"> montant effectif. </text:span><text:span text:style-name="T17">Le montant effectif étant la</text:span><text:span text:style-name="T13"> somme assemblé pendant les match qui est fournis par la relation suivant somme = gain – dépense, le but </text:span><text:span text:style-name="T19">étant</text:span><text:span text:style-name="T13"> de gagner le plus d'argent possible.</text:span></text:p>
      <text:p text:style-name="P10"><text:span text:style-name="T23">Un agent gagne de l'argent en effectuant des </text:span><text:span text:style-name="T20">jobs</text:span><text:span text:style-name="T23">, les </text:span><text:span text:style-name="T20">jobs</text:span><text:span text:style-name="T23"> sont différencié par leur mode de payement soit en (cash, enchère). Ces </text:span><text:span text:style-name="T20">jobs</text:span><text:span text:style-name="T23"> sont crées soit par l'environnement ou par les agents. Les </text:span><text:span text:style-name="T20">jobs</text:span><text:span text:style-name="T23"> de deux types sont accompli lorsqu'ils sont délivré à leur destination avec l'ensemble des articles requis. </text:span></text:p>
      <text:p text:style-name="P12"><text:span text:style-name="T14">une équipe accepte le</text:span><text:span text:style-name="T20"> travail</text:span><text:span text:style-name="T14"> de type </text:span><text:span text:style-name="T19">enchère</text:span><text:span text:style-name="T14"> en misant dessus dans les </text:span><text:span text:style-name="T19">période</text:span><text:span text:style-name="T14"> </text:span><text:span text:style-name="T19">enchère</text:span><text:span text:style-name="T14">, l'équipe ayant miser la plus petit mise est assigné au travail et si le travail est accompli dans les temps celle-ci a le montant de la mise, sinon elle a une amende. </text:span><text:span text:style-name="T20">Le travail de type cash </text:span></text:p>
      <text:p text:style-name="P9"><text:span text:style-name="T13">L'environnement est une cité avec un ensemble de </text:span><text:span text:style-name="T17">bâtiments</text:span><text:span text:style-name="T13"> </text:span><text:span text:style-name="T19">et de routes et </text:span><text:span text:style-name="T20">l''agent interagit avec l'environnement à travers des actions (de l'agent vers l'environnement) et des perceptions (de l'environnement vers l'agent). L’environnement fournis à l'agent à </text:span><text:span text:style-name="T19">chaque tour de match des </text:span><text:span text:style-name="T13"><text:s/></text:span><text:span text:style-name="T19">informations <text:s/>sur l'état du tour (ex : les jobs disponibles), l'état de </text:span><text:span text:style-name="T20">l’équipe</text:span><text:span text:style-name="T19"> </text:span><text:span text:style-name="T20">etc </text:span></text:p>
      <text:p text:style-name="P9"><text:span text:style-name="T19">L'</text:span><text:span text:style-name="T13">agent </text:span><text:span text:style-name="T20">modifie </text:span><text:span text:style-name="T19">l'environnement par </text:span><text:span text:style-name="T17">un ensemble actions </text:span><text:span text:style-name="T20">parmis </text:span><text:span text:style-name="T17">(goto, buy, give, receive, store, retrieve, retrieve_delivered, dump, assemble, assist_assemble, deliver_job, charge, bid_for_job, post_job, continue, skip, abort). </text:span><text:span text:style-name="T20">C</text:span><text:span text:style-name="T17">ertaine de ces action</text:span><text:span text:style-name="T20">s</text:span><text:span text:style-name="T17"> ne peuvent être faite que dans un de ces bâtiments </text:span><text:span text:style-name="T13">:</text:span></text:p>
      <text:list xml:id="list3638574642167919751" text:style-name="L4">
        <text:list-item>
          <text:p text:style-name="P18"><text:span text:style-name="T15">S</text:span><text:span text:style-name="T14">hop</text:span></text:p>
        </text:list-item>
        <text:list-item>
          <text:p text:style-name="P18"><text:span text:style-name="T15">S</text:span><text:span text:style-name="T14">torage</text:span></text:p>
        </text:list-item>
        <text:list-item>
          <text:p text:style-name="P18"><text:span text:style-name="T15">C</text:span><text:span text:style-name="T14">harging station</text:span></text:p>
        </text:list-item>
        <text:list-item>
          <text:p text:style-name="P18"><text:span text:style-name="T15">W</text:span><text:span text:style-name="T14">orkshop</text:span></text:p>
        </text:list-item>
        <text:list-item>
          <text:p text:style-name="P18"><text:span text:style-name="T15">D</text:span><text:span text:style-name="T14">ump location</text:span></text:p>
        </text:list-item>
      </text:list>
      <text:p text:style-name="P7"><text:span text:style-name="T13"/></text:p>
      <text:p text:style-name="P11"><text:span text:style-name="T13"/></text:p>
      <text:p text:style-name="P5"><text:soft-page-break/><text:span text:style-name="T16">2)</text:span><text:span text:style-name="T13">Characterize the type of problem that systems in the domain solve, and the external environment (.i.e, users, systems, devices) with which systems interact. </text:span></text:p>
      <text:p text:style-name="P5"><text:span text:style-name="T16">3)</text:span><text:span text:style-name="T13">Describe the observable behavior that systems exhibit in solving the problem. </text:span></text:p>
      <text:p text:style-name="P5"><text:span text:style-name="T21">4)</text:span><text:span text:style-name="T22"> </text:span><text:span text:style-name="T7">You might also establish significant constraints concerning how the systems operate in terms of performance, reliability, or distribution concerns</text:span></text:p>
      <text:p text:style-name="P5"><text:span text:style-name="T8">5)</text:span>Describe the primary functions performed by every system in the domain and any important functions performed by only some systems. Maintain a black-box perspective when describing functional aspects of the system.</text:p>
      <text:p text:style-name="P4"/>
      <text:p text:style-name="P15"/>
      <text:p text:style-name="P14"><text:span text:style-name="T1">Multi-Agent Programming Context </text:span><text:span text:style-name="T2">(MAPC)</text:span><text:span text:style-name="T1">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32:27.319000000</meta:creation-date>
    <dc:date>2016-03-16T09:45:51.334000000</dc:date>
    <meta:editing-duration>PT28M49S</meta:editing-duration>
    <meta:editing-cycles>4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27" meta:word-count="472" meta:character-count="3043" meta:non-whitespace-character-count="2594"/>
  </office:meta>
</office:document-meta>
</file>